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text-properties officeooo:paragraph-rsid="00206e13"/>
    </style:style>
    <style:style style:name="P9" style:family="paragraph" style:parent-style-name="Heading_20_1">
      <style:text-properties officeooo:rsid="00180427" officeooo:paragraph-rsid="001e99ed"/>
    </style:style>
    <style:style style:name="P10" style:family="paragraph" style:parent-style-name="Heading_20_1">
      <style:text-properties officeooo:paragraph-rsid="001e99ed"/>
    </style:style>
    <style:style style:name="P11" style:family="paragraph" style:parent-style-name="Heading_20_2">
      <style:text-properties officeooo:rsid="00180427" officeooo:paragraph-rsid="001e99ed"/>
    </style:style>
    <style:style style:name="P12" style:family="paragraph" style:parent-style-name="Text_20_body" style:list-style-name="L1">
      <style:paragraph-properties fo:margin-top="0in" fo:margin-bottom="0in" style:contextual-spacing="false"/>
    </style:style>
    <style:style style:name="P13" style:family="paragraph" style:parent-style-name="Text_20_body" style:list-style-name="L1">
      <style:paragraph-properties fo:margin-top="0in" fo:margin-bottom="0in" style:contextual-spacing="false"/>
      <style:text-properties officeooo:paragraph-rsid="0027ee42"/>
    </style:style>
    <style:style style:name="P14" style:family="paragraph" style:parent-style-name="Text_20_body" style:list-style-name="L1">
      <style:paragraph-properties fo:margin-top="0in" fo:margin-bottom="0in" style:contextual-spacing="false"/>
      <style:text-properties officeooo:rsid="0023e236" officeooo:paragraph-rsid="0027ee42"/>
    </style:style>
    <style:style style:name="P15" style:family="paragraph" style:parent-style-name="Text_20_body" style:list-style-name="L2">
      <style:paragraph-properties fo:margin-top="0in" fo:margin-bottom="0in" style:contextual-spacing="false"/>
    </style:style>
    <style:style style:name="P16" style:family="paragraph" style:parent-style-name="Text_20_body" style:list-style-name="L2">
      <style:paragraph-properties fo:margin-top="0in" fo:margin-bottom="0in" style:contextual-spacing="false"/>
      <style:text-properties officeooo:rsid="00203d80" officeooo:paragraph-rsid="00203d80"/>
    </style:style>
    <style:style style:name="P17" style:family="paragraph" style:parent-style-name="Text_20_body">
      <style:paragraph-properties fo:margin-top="0in" fo:margin-bottom="0in" style:contextual-spacing="false"/>
      <style:text-properties officeooo:rsid="00203d80" officeooo:paragraph-rsid="00203d80"/>
    </style:style>
    <style:style style:name="P18" style:family="paragraph" style:parent-style-name="Text_20_body">
      <style:paragraph-properties fo:margin-top="0in" fo:margin-bottom="0in" style:contextual-spacing="false"/>
      <style:text-properties officeooo:rsid="00203d80" officeooo:paragraph-rsid="0029185b"/>
    </style:style>
    <style:style style:name="P19" style:family="paragraph" style:parent-style-name="Text_20_body">
      <style:text-properties officeooo:paragraph-rsid="0027ee42"/>
    </style:style>
    <style:style style:name="P20" style:family="paragraph" style:parent-style-name="Text_20_body" style:list-style-name="L1">
      <style:paragraph-properties fo:margin-top="0in" fo:margin-bottom="0in" style:contextual-spacing="false"/>
      <style:text-properties officeooo:rsid="0029185b" officeooo:paragraph-rsid="0029185b"/>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style:style style:name="T8" style:family="text">
      <style:text-properties officeooo:rsid="0026138f"/>
    </style:style>
    <style:style style:name="T9" style:family="text">
      <style:text-properties fo:color="#ccaa11" loext:opacity="100%" officeooo:rsid="0027ee42"/>
    </style:style>
    <style:style style:name="T10" style:family="text">
      <style:text-properties officeooo:rsid="0027ee42"/>
    </style:style>
    <style:style style:name="T11" style:family="text">
      <style:text-properties officeooo:rsid="0029185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 <text:s/>Result: <text:bookmark text:name="Grade"/></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text:span text:style-name="T10">this</text:span> threat. </text:p>
      <text:list text:style-name="L1">
        <text:list-item>
          <text:p text:style-name="P12">Re-run the scan to confirm security.</text:p>
        </text:list-item>
      </text:list>
      <text:p text:style-name="P18">If the scan still returns as secure, congratulations! This computer is safe from <text:span text:style-name="T10">a</text:span> backdoor attack. An explanation of how this attack works is in the Appendix section for further reading.</text:p>
      <text:p text:style-name="P17"/>
      <text:p text:style-name="P19"><text:span text:style-name="Strong_20_Emphasis"><text:span text:style-name="T9">Inconclusive</text:span></text:span><text:span text:style-name="Strong_20_Emphasis"> Status:</text:span> Indicates <text:span text:style-name="T3">your</text:span> FTP service is <text:span text:style-name="T11">not reachable and therefore, not testable</text:span>. <text:span text:style-name="T11">T</text:span>his <text:span text:style-name="T11">likely </text:span>mean<text:span text:style-name="T11">s</text:span> the <text:span text:style-name="T11">device was not </text:span>properly connected <text:span text:style-name="T11">to the server </text:span>during the <text:span text:style-name="T2">test</text:span>. Actions to take:</text:p>
      <text:list text:continue-numbering="true" text:style-name="L1">
        <text:list-item>
          <text:p text:style-name="P14"><text:span text:style-name="T11">Address </text:span>likely connection issue<text:span text:style-name="T11">s.</text:span></text:p>
        </text:list-item>
        <text:list-item>
          <text:p text:style-name="P20">Make sure the device is on the same network as the CATS device.</text:p>
        </text:list-item>
        <text:list-item>
          <text:p text:style-name="P13"><text:span text:style-name="T7">V</text:span>erify <text:span text:style-name="T2">if the IP was correct, the server was on, and the service was active (if available)</text:span>.</text:p>
        </text:list-item>
        <text:list-item>
          <text:p text:style-name="P13">Re-run the scan to confirm security.</text:p>
        </text:list-item>
      </text:list>
      <text:p text:style-name="P18">If the scan still returns as <text:span text:style-name="T11">inconclusive</text:span>, <text:span text:style-name="T11">then it is likely that FTP isn’t running on the machine.</text:span> An explanation of how this attack works is in the Appendix section for further reading.</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15">Update the FTP service immediately with the latest security patches.</text:p>
        </text:list-item>
        <text:list-item>
          <text:p text:style-name="P16">If no updates are possible, consider replacing/upgrading this service, as this attack presents an existential threat to the network’s safety.</text:p>
        </text:list-item>
        <text:list-item>
          <text:p text:style-name="P15"><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9" text:outline-level="1">Appendix:</text:h>
      <text:h text:style-name="P11"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1" text:outline-level="2"><text:soft-page-break/><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1" text:outline-level="2"><text:span text:style-name="T3">More About This Vulnerability?</text:span>:</text:h>
      <text:p text:style-name="P8"><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0"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 </text:span><text:span text:style-name="T8">while only steps 2 and 3 show that the machine is safe from the vulnerability</text:span>:</text:p>
      <text:p text:style-name="P5"/>
      <text:p text:style-name="P1"><text:bookmark text:name="FirstConnection"/></text:p>
      <text:p text:style-name="P1"><text:bookmark text:name="SecondConnection"/></text:p>
      <text:p text:style-name="P1"><text:bookmark text:name="IfRoot"/></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3-13T19:17:00.756687926</dc:date>
    <meta:editing-duration>PT35M2S</meta:editing-duration>
    <meta:editing-cycles>9</meta:editing-cycles>
    <meta:generator>LibreOffice/24.2.0.3$Linux_X86_64 LibreOffice_project/420$Build-3</meta:generator>
    <meta:document-statistic meta:table-count="0" meta:image-count="0" meta:object-count="0" meta:page-count="2" meta:paragraph-count="27" meta:word-count="646" meta:character-count="3811" meta:non-whitespace-character-count="3188"/>
  </office:meta>
</office:document-meta>
</file>